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Impl.printNotice( SourcePosition sourcePosition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Impl.printWarning( SourcePosition sourcePosition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Impl.printNoti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Impl.printWarn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Error( SourcePosition sourcePosition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Impl.MessagerImpl( SourceClass sour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